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ocodoc-5Sfq6w-inv-f8" svg:font-family="crocodoc-5Sfq6w-inv-f8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paragraph-rsid="001f9f19"/>
    </style:style>
    <style:style style:name="P2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1f9f19" officeooo:paragraph-rsid="001f9f19"/>
    </style:style>
    <style:style style:name="P3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1f9f19" officeooo:paragraph-rsid="0021506b"/>
    </style:style>
    <style:style style:name="P4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1f9f19" officeooo:paragraph-rsid="0022c05c"/>
    </style:style>
    <style:style style:name="P5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1f9f19" officeooo:paragraph-rsid="0025cb23"/>
    </style:style>
    <style:style style:name="P6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 fo:break-before="page"/>
      <style:text-properties fo:font-variant="normal" fo:text-transform="none" fo:color="#000000" style:font-name="crocodoc-5Sfq6w-inv-f8" fo:font-size="9pt" fo:letter-spacing="normal" fo:font-style="normal" fo:font-weight="normal" officeooo:paragraph-rsid="001f9f19"/>
    </style:style>
    <style:style style:name="T1" style:family="text">
      <style:text-properties officeooo:rsid="0021506b"/>
    </style:style>
    <style:style style:name="T2" style:family="text">
      <style:text-properties officeooo:rsid="0022c05c"/>
    </style:style>
    <style:style style:name="T3" style:family="text">
      <style:text-properties officeooo:rsid="0025cb23"/>
    </style:style>
    <style:style style:name="T4" style:family="text">
      <style:text-properties officeooo:rsid="00263cdc"/>
    </style:style>
    <style:style style:name="T5" style:family="text">
      <style:text-properties officeooo:rsid="002712dd"/>
    </style:style>
    <style:style style:name="T6" style:family="text">
      <style:text-properties officeooo:rsid="0027606f"/>
    </style:style>
    <style:style style:name="T7" style:family="text">
      <style:text-properties officeooo:rsid="0028691f"/>
    </style:style>
    <style:style style:name="T8" style:family="text">
      <style:text-properties officeooo:rsid="002a2f8f"/>
    </style:style>
    <style:style style:name="T9" style:family="text">
      <style:text-properties officeooo:rsid="002b9c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283 #1-33, 57-61;  </text:p>
      <text:p text:style-name="P2">1) Binomail experiment requirements: 1) success or failure 2)fixed number of trials known ahead 3) independent outcomes 4) probability of success remains unchanged from trial to trial</text:p>
      <text:p text:style-name="P2">3) X cannot be greater than N because there cannot be more successes than trials</text:p>
      <text:p text:style-name="P2">5) is binomial, they will say yes or no, 10 people is fixed, independent of each other, prob is unchanged</text:p>
      <text:p text:style-name="P2">7) is binomial, success or failure, 8 questions fixed, independent, prob is unchanged</text:p>
      <text:p text:style-name="P2">9) not binomial, the number of trials not fixed</text:p>
      <text:p text:style-name="P2">11) not binomial, the probability changes</text:p>
      <text:p text:style-name="P2">13) is binomial, success or failure, 2 trials, independent, prob unchanged</text:p>
      <text:p text:style-name="P2">15) 5C1*<text:span text:style-name="T1">(</text:span>0.25<text:span text:style-name="T1">^1)</text:span>*(1-.25)^(5-1) = 5*0.25*(0.75)^4 <text:span text:style-name="T1">=0.39550781</text:span></text:p>
      <text:p text:style-name="P2">17) <text:span text:style-name="T1">10C7*(0.5^7)*(0.5)^(10-7) = 0.1171875</text:span></text:p>
      <text:p text:style-name="P2">19) <text:span text:style-name="T1">0.2301277</text:span></text:p>
      <text:p text:style-name="P2">21) <text:span text:style-name="T1">0.39550781+ 0.23730469 = 0.6328125</text:span></text:p>
      <text:p text:style-name="P2">23) <text:span text:style-name="T1">0.1171875+0.04394531 = 0.16113281</text:span></text:p>
      <text:p text:style-name="P3">25) <text:span text:style-name="T1">0.2312777+0.37657272+0.23242954=0.8891003</text:span></text:p>
      <text:p text:style-name="P4">27) <text:span text:style-name="T2">0.08523251+0.2312777+0.37657272+0.23242954=0.97433281</text:span></text:p>
      <text:p text:style-name="P2">29) <text:span text:style-name="T2">0.125</text:span></text:p>
      <text:p text:style-name="P2">31) <text:span text:style-name="T2">0.375</text:span></text:p>
      <text:p text:style-name="P2">33) <text:span text:style-name="T2">1-0.125=0.875</text:span></text:p>
      <text:p text:style-name="P2">57) <text:span text:style-name="T2">4 valid answers but only one success. N = 5, p = 0.25 e) 0.1035 chance, d) 0.8965</text:span></text:p>
      <text:p text:style-name="P2">59) <text:span text:style-name="T2">a) p=0.378 is not in the binomial table? b)0.03129305 c) 0.03945613</text:span></text:p>
      <text:p text:style-name="P2">61) <text:span text:style-name="T2">miu = 0.25 * 5 = 1.25 correct answers variance = n * p * (1-p) = 5*0.25*(0.75) = 0.9375 stdev = sqrt(0.9375) = 0.9682 b) 5 correct is outlier, 4 is moderately unusual</text:span></text:p>
      <text:p text:style-name="P6">P.299 #1-41;  </text:p>
      <text:p text:style-name="P5">1) <text:span text:style-name="T4">why don't we care that a continuous variable is a paritcular value?</text:span> <text:span text:style-name="T4">we don't care what the value is but the interval it lies in.</text:span></text:p>
      <text:p text:style-name="P5">3) <text:span text:style-name="T4">Probability is represented in <text:s/>graph of a continuous prob dist: Area under the curve above an interval</text:span></text:p>
      <text:p text:style-name="P5">5) <text:span text:style-name="T4">False: the graph of a uniform distribution is not always shape like a square – it is a rectangle</text:span></text:p>
      <text:p text:style-name="P5">7) <text:span text:style-name="T5">(100-50)/(100-0) = 0.5</text:span></text:p>
      <text:p text:style-name="P5">9) <text:span text:style-name="T5">(90-25)/(100-0) = 0.65</text:span></text:p>
      <text:p text:style-name="P5">11) <text:span text:style-name="T5">(25-24)/(100-0) = 0.01</text:span></text:p>
      <text:p text:style-name="P5">13) <text:span text:style-name="T5">(5-0)/(5--5) = 0.5 </text:span></text:p>
      <text:p text:style-name="P5">15) <text:span text:style-name="T5">(-4—5)/(5--5)=0.1</text:span></text:p>
      <text:p text:style-name="P5">17) <text:span text:style-name="T6">0.68</text:span></text:p>
      <text:p text:style-name="P5">19) <text:s/><text:span text:style-name="T6">0.025</text:span></text:p>
      <text:p text:style-name="P5">21) <text:span text:style-name="T6">0.997</text:span></text:p>
      <text:p text:style-name="P5">23) <text:span text:style-name="T6">0.0235</text:span></text:p>
      <text:p text:style-name="P5">25) <text:span text:style-name="T6">0</text:span></text:p>
      <text:p text:style-name="P2">27) <text:span text:style-name="T6">0.5</text:span></text:p>
      <text:p text:style-name="P2">29) <text:span text:style-name="T6">The area to the left of 4285 is greater than 0.5</text:span></text:p>
      <text:p text:style-name="P2">31) .<text:span text:style-name="T6">997</text:span></text:p>
      <text:p text:style-name="P2">33) <text:span text:style-name="T6">A has mean 10, B has mean 25 because obvious</text:span></text:p>
      <text:p text:style-name="P2">35) <text:span text:style-name="T6">miu = 0, sigma = 1</text:span></text:p>
      <text:p text:style-name="P2">37) <text:span text:style-name="T6">miu = -10, sigma = 10</text:span></text:p>
      <text:p text:style-name="P2">39) <text:span text:style-name="T6">miu = 100, sigma = 12.5</text:span></text:p>
      <text:p text:style-name="P2">41) <text:span text:style-name="T6">miu = 0, sigma = 2</text:span></text:p>
      <text:p text:style-name="P6">P.310 #1-73;  </text:p>
      <text:p text:style-name="P2">1) <text:span text:style-name="T6">0</text:span></text:p>
      <text:p text:style-name="P2">3) <text:span text:style-name="T6">true</text:span></text:p>
      <text:p text:style-name="P2">5) <text:span text:style-name="T6">0.9750</text:span></text:p>
      <text:p text:style-name="P2">7) <text:span text:style-name="T6">0.4821</text:span></text:p>
      <text:p text:style-name="P2">9) <text:span text:style-name="T6">0.1179</text:span></text:p>
      <text:p text:style-name="P2">11) <text:span text:style-name="T7">0.8159 – 0.0139 = .8020</text:span></text:p>
      <text:p text:style-name="P2">13) <text:span text:style-name="T7">0.9713 – 0.7881 = 0.1832</text:span></text:p>
      <text:p text:style-name="P2">15) <text:span text:style-name="T7">0.9641</text:span></text:p>
      <text:p text:style-name="P2">17) <text:span text:style-name="T7">0.8413</text:span></text:p>
      <text:p text:style-name="P2">19) <text:span text:style-name="T7">0.9987</text:span></text:p>
      <text:p text:style-name="P2">21) <text:span text:style-name="T7">0.0035</text:span></text:p>
      <text:p text:style-name="P2">23) <text:span text:style-name="T7">same </text:span></text:p>
      <text:p text:style-name="P2">25) <text:span text:style-name="T7">s</text:span></text:p>
      <text:p text:style-name="P2">27) <text:span text:style-name="T7">s</text:span></text:p>
      <text:p text:style-name="P2">29) <text:span text:style-name="T7">s</text:span></text:p>
      <text:p text:style-name="P2">31) <text:span text:style-name="T7">s</text:span></text:p>
      <text:p text:style-name="P2">33) <text:span text:style-name="T7">s</text:span></text:p>
      <text:p text:style-name="P2">35) <text:span text:style-name="T7">s</text:span></text:p>
      <text:p text:style-name="P2">37) <text:span text:style-name="T7">s</text:span></text:p>
      <text:p text:style-name="P2">39) <text:span text:style-name="T7">0</text:span></text:p>
      <text:p text:style-name="P2">41) <text:span text:style-name="T7">1</text:span></text:p>
      <text:p text:style-name="P2">43<text:span text:style-name="T7">) s</text:span></text:p>
      <text:p text:style-name="P2">45 <text:span text:style-name="T7">s</text:span></text:p>
      <text:p text:style-name="P2">47 <text:span text:style-name="T7">s</text:span></text:p>
      <text:p text:style-name="P2">49 <text:span text:style-name="T7">s</text:span></text:p>
      <text:p text:style-name="P2">51 <text:span text:style-name="T7">z = -0.43</text:span></text:p>
      <text:p text:style-name="P2">53 <text:span text:style-name="T7">s</text:span></text:p>
      <text:p text:style-name="P2">55 <text:span text:style-name="T7">s</text:span></text:p>
      <text:p text:style-name="P2">57 <text:span text:style-name="T7">s</text:span></text:p>
      <text:p text:style-name="P2">59 -<text:span text:style-name="T7">0.87</text:span></text:p>
      <text:p text:style-name="P2">61 <text:span text:style-name="T7">s</text:span></text:p>
      <text:p text:style-name="P2">63 <text:span text:style-name="T7">s</text:span></text:p>
      <text:p text:style-name="P2">65 <text:span text:style-name="T7">s</text:span></text:p>
      <text:p text:style-name="P2">67<text:span text:style-name="T7">)</text:span> <text:span text:style-name="T8">1.28</text:span></text:p>
      <text:p text:style-name="P2">69<text:span text:style-name="T7">) 2.33</text:span></text:p>
      <text:p text:style-name="P2">71<text:span text:style-name="T7">) 0</text:span></text:p>
      <text:p text:style-name="P2">73<text:span text:style-name="T7">) 2.58</text:span></text:p>
      <text:p text:style-name="P2"/>
      <text:p text:style-name="P6">P.323 #1-21; 27-43 </text:p>
      <text:p text:style-name="P2">1) <text:span text:style-name="T8">to make them all the same. We use it in probability to take the random variable X into Z</text:span></text:p>
      <text:p text:style-name="P2">3) <text:span text:style-name="T8">0.5</text:span></text:p>
      <text:p text:style-name="P2">5) <text:span text:style-name="T8">s</text:span></text:p>
      <text:p text:style-name="P2">7) <text:span text:style-name="T8">s</text:span></text:p>
      <text:p text:style-name="P2">9) <text:span text:style-name="T8">s</text:span></text:p>
      <text:p text:style-name="P2">11) <text:span text:style-name="T8">s</text:span></text:p>
      <text:p text:style-name="P2">13) <text:span text:style-name="T8">s</text:span></text:p>
      <text:p text:style-name="P2">15) <text:span text:style-name="T8">X = Zsigma + miu = 1.65 * 10 + 70 = 86.5</text:span></text:p>
      <text:p text:style-name="P2">17) <text:span text:style-name="T9">s</text:span></text:p>
      <text:p text:style-name="P2">19) <text:span text:style-name="T9">s</text:span></text:p>
      <text:p text:style-name="P2">21) <text:span text:style-name="T9">s</text:span></text:p>
      <text:p text:style-name="P2">27) </text:p>
      <text:p text:style-name="P2">29)</text:p>
      <text:p text:style-name="P2">31)</text:p>
      <text:p text:style-name="P2">33)</text:p>
      <text:p text:style-name="P2">35)</text:p>
      <text:p text:style-name="P2">37)</text:p>
      <text:p text:style-name="P2">39)</text:p>
      <text:p text:style-name="P2">41)</text:p>
      <text:p text:style-name="P2">43<text:span text:style-name="T3">) a) 0.5 b).0026 c).0398+.1915= 0.23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rocodoc-5Sfq6w-inv-f8" svg:font-family="crocodoc-5Sfq6w-inv-f8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5-15T11:24:11.942224356</meta:creation-date>
    <meta:generator>LibreOffice/4.2.8.2$Linux_X86_64 LibreOffice_project/420m0$Build-2</meta:generator>
    <dc:date>2016-05-15T20:31:27.720561050</dc:date>
    <dc:creator>otto </dc:creator>
    <meta:editing-duration>PT7H51M6S</meta:editing-duration>
    <meta:editing-cycles>2</meta:editing-cycles>
    <meta:document-statistic meta:table-count="0" meta:image-count="0" meta:object-count="0" meta:page-count="4" meta:paragraph-count="102" meta:word-count="504" meta:character-count="2563" meta:non-whitespace-character-count="2149"/>
  </office:meta>
</office:document-meta>
</file>